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Helvetica, Arial, sans-serif"/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171e9d" officeooo:paragraph-rsid="00171e9d" style:font-size-asian="20pt" style:font-size-complex="20pt"/>
    </style:style>
    <style:style style:name="P2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223ea6" officeooo:paragraph-rsid="00223ea6" style:font-size-asian="20pt" style:font-size-complex="20pt"/>
    </style:style>
    <style:style style:name="P3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paragraph-rsid="002397ed" style:font-size-asian="20pt" style:font-size-complex="20pt"/>
    </style:style>
    <style:style style:name="P4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2397ed" officeooo:paragraph-rsid="002397ed" style:font-size-asian="20pt" style:font-size-complex="20pt"/>
    </style:style>
    <style:style style:name="P5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25097d" officeooo:paragraph-rsid="0025097d" style:font-size-asian="20pt" style:font-size-complex="20pt"/>
    </style:style>
    <style:style style:name="P6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267b7a" officeooo:paragraph-rsid="00267b7a" style:font-size-asian="20pt" style:font-size-complex="20pt"/>
    </style:style>
    <style:style style:name="P7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28e3b1" officeooo:paragraph-rsid="0028e3b1" style:font-size-asian="20pt" style:font-size-complex="20pt"/>
    </style:style>
    <style:style style:name="P8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291867" officeooo:paragraph-rsid="00291867" style:font-size-asian="20pt" style:font-size-complex="20pt"/>
    </style:style>
    <style:style style:name="P9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2a1947" officeooo:paragraph-rsid="002a1947" style:font-size-asian="20pt" style:font-size-complex="20pt"/>
    </style:style>
    <style:style style:name="P10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2a1947" officeooo:paragraph-rsid="00677e69" style:font-size-asian="20pt" style:font-size-complex="20pt"/>
    </style:style>
    <style:style style:name="P11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2aee7f" officeooo:paragraph-rsid="002ceb36" style:font-size-asian="20pt" style:font-size-complex="20pt"/>
    </style:style>
    <style:style style:name="P12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2ceb36" officeooo:paragraph-rsid="002ceb36" style:font-size-asian="20pt" style:font-size-complex="20pt"/>
    </style:style>
    <style:style style:name="P13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2e9fce" officeooo:paragraph-rsid="002e9fce" style:font-size-asian="20pt" style:font-size-complex="20pt"/>
    </style:style>
    <style:style style:name="P14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2ffead" officeooo:paragraph-rsid="002ffead" style:font-size-asian="20pt" style:font-size-complex="20pt"/>
    </style:style>
    <style:style style:name="P15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normal" officeooo:rsid="0031b1ca" officeooo:paragraph-rsid="0031b1ca" style:font-size-asian="20pt" style:font-size-complex="20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1b1ca" officeooo:paragraph-rsid="00345994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1b1ca" officeooo:paragraph-rsid="0031b1ca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45994" officeooo:paragraph-rsid="00345994" style:font-size-asian="20pt" style:font-size-complex="20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45994" officeooo:paragraph-rsid="00360fb6" style:font-size-asian="20pt" style:font-size-complex="20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58af1" officeooo:paragraph-rsid="00358af1" style:font-size-asian="20pt" style:font-size-complex="20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60fb6" officeooo:paragraph-rsid="00360fb6" style:font-size-asian="20pt" style:font-size-complex="20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60fb6" officeooo:paragraph-rsid="00379b21" style:font-size-asian="20pt" style:font-size-complex="20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79b21" officeooo:paragraph-rsid="00379b21" style:font-size-asian="20pt" style:font-size-complex="20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80749" officeooo:paragraph-rsid="00380749" style:font-size-asian="20pt" style:font-size-complex="20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8be80" officeooo:paragraph-rsid="0038be80" style:font-size-asian="20pt" style:font-size-complex="20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95384" officeooo:paragraph-rsid="00395384" style:font-size-asian="20pt" style:font-size-complex="20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96daf" officeooo:paragraph-rsid="00396daf" style:font-size-asian="20pt" style:font-size-complex="20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a1848" officeooo:paragraph-rsid="003a1848" style:font-size-asian="20pt" style:font-size-complex="20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b5fe0" officeooo:paragraph-rsid="003b5fe0" style:font-size-asian="20pt" style:font-size-complex="20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d535b" officeooo:paragraph-rsid="003d535b" style:font-size-asian="20pt" style:font-size-complex="20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df8f1" officeooo:paragraph-rsid="003df8f1" style:font-size-asian="20pt" style:font-size-complex="20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f1449" officeooo:paragraph-rsid="003f1449" style:font-size-asian="20pt" style:font-size-complex="20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3f94fc" officeooo:paragraph-rsid="003f94fc" style:font-size-asian="20pt" style:font-size-complex="20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407652" officeooo:paragraph-rsid="00407652" style:font-size-asian="20pt" style:font-size-complex="20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427074" officeooo:paragraph-rsid="00427074" style:font-size-asian="20pt" style:font-size-complex="20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42c410" officeooo:paragraph-rsid="0042c410" style:font-size-asian="20pt" style:font-size-complex="20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4fa4b7" officeooo:paragraph-rsid="004fa4b7" style:font-size-asian="20pt" style:font-size-complex="20p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6a05ac" officeooo:paragraph-rsid="006a05ac" style:font-size-asian="20pt" style:font-size-complex="20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437a14" officeooo:paragraph-rsid="00446522" style:font-size-asian="20pt" style:font-weight-asian="normal" style:font-size-complex="2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437a14" officeooo:paragraph-rsid="00597afa" style:font-size-asian="20pt" style:font-weight-asian="normal" style:font-size-complex="20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437a14" officeooo:paragraph-rsid="00579d82" style:font-size-asian="20pt" style:font-weight-asian="normal" style:font-size-complex="20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437a14" officeooo:paragraph-rsid="00437a14" style:font-size-asian="20pt" style:font-weight-asian="normal" style:font-size-complex="20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437a14" officeooo:paragraph-rsid="00643d42" style:font-size-asian="20pt" style:font-weight-asian="normal" style:font-size-complex="20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597afa" officeooo:paragraph-rsid="00597afa" style:font-size-asian="20pt" style:font-weight-asian="normal" style:font-size-complex="2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597afa" officeooo:paragraph-rsid="00437a14" style:font-size-asian="20pt" style:font-weight-asian="normal" style:font-size-complex="2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4847e0" officeooo:paragraph-rsid="004847e0" style:font-size-asian="20pt" style:font-weight-asian="normal" style:font-size-complex="2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48ac6a" officeooo:paragraph-rsid="0048ac6a" style:font-size-asian="20pt" style:font-weight-asian="normal" style:font-size-complex="20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49b0ef" officeooo:paragraph-rsid="0049b0ef" style:font-size-asian="20pt" style:font-weight-asian="normal" style:font-size-complex="20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normal" officeooo:rsid="004fa4b7" officeooo:paragraph-rsid="0052c62e" style:font-size-asian="20pt" style:font-weight-asian="normal" style:font-size-complex="20pt" style:font-weight-complex="normal"/>
    </style:style>
    <style:style style:name="P50" style:family="paragraph" style:parent-style-name="Standard">
      <style:text-properties fo:font-variant="normal" fo:text-transform="none" fo:color="#333333" loext:opacity="100%" style:font-name="AmazonEmber" fo:font-size="20pt" fo:letter-spacing="normal" fo:font-style="normal" fo:font-weight="bold" officeooo:rsid="00267b7a" officeooo:paragraph-rsid="00267b7a" style:font-size-asian="20pt" style:font-weight-asian="bold" style:font-size-complex="20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bold" officeooo:rsid="00437a14" officeooo:paragraph-rsid="00437a14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bold" officeooo:rsid="0049b0ef" officeooo:paragraph-rsid="0049b0ef" style:font-size-asian="20pt" style:font-weight-asian="bold" style:font-size-complex="20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bold" officeooo:rsid="0052c62e" officeooo:paragraph-rsid="0052c62e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bold" officeooo:rsid="004fa4b7" officeooo:paragraph-rsid="004fa4b7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bold" officeooo:rsid="003a1848" officeooo:paragraph-rsid="003a1848" style:font-size-asian="20pt" style:font-weight-asian="bold" style:font-size-complex="20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bold" officeooo:rsid="00345994" officeooo:paragraph-rsid="00345994" style:font-size-asian="20pt" style:font-weight-asian="bold" style:font-size-complex="20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bold" officeooo:rsid="00379b21" officeooo:paragraph-rsid="00379b21" style:font-size-asian="20pt" style:font-weight-asian="bold" style:font-size-complex="20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bold" officeooo:rsid="0038be80" officeooo:paragraph-rsid="0038be80" style:font-size-asian="20pt" style:font-weight-asian="bold" style:font-size-complex="20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bold" officeooo:rsid="00396daf" officeooo:paragraph-rsid="00396daf" style:font-size-asian="20pt" style:font-weight-asian="bold" style:font-size-complex="20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fo:font-weight="bold" officeooo:rsid="00395384" officeooo:paragraph-rsid="00395384" style:font-size-asian="20pt" style:font-weight-asian="bold" style:font-size-complex="20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style:text-underline-style="solid" style:text-underline-width="auto" style:text-underline-color="font-color" fo:font-weight="bold" officeooo:rsid="004b0407" officeooo:paragraph-rsid="004b0407" style:font-size-asian="20pt" style:font-weight-asian="bold" style:font-size-complex="20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style:text-underline-style="none" fo:font-weight="normal" officeooo:rsid="004b0407" officeooo:paragraph-rsid="004b0407" style:font-size-asian="20pt" style:font-weight-asian="normal" style:font-size-complex="20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style:text-underline-style="none" fo:font-weight="normal" officeooo:rsid="004c94c9" officeooo:paragraph-rsid="004c94c9" style:font-size-asian="20pt" style:font-weight-asian="normal" style:font-size-complex="20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style:text-underline-style="none" fo:font-weight="normal" officeooo:rsid="004cde08" officeooo:paragraph-rsid="004cde08" style:font-size-asian="20pt" style:font-weight-asian="normal" style:font-size-complex="20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AmazonEmber" fo:font-size="20pt" fo:letter-spacing="normal" fo:font-style="normal" style:text-underline-style="none" fo:font-weight="bold" officeooo:rsid="004cde08" officeooo:paragraph-rsid="004cde08" style:font-size-asian="20pt" style:font-weight-asian="bold" style:font-size-complex="20pt" style:font-weight-complex="bold"/>
    </style:style>
    <style:style style:name="P66" style:family="paragraph" style:parent-style-name="Standard">
      <style:text-properties fo:font-variant="normal" fo:text-transform="none" fo:color="#333333" loext:opacity="100%" style:text-line-through-style="solid" style:text-line-through-type="single" style:font-name="AmazonEmber" fo:font-size="20pt" fo:letter-spacing="normal" fo:font-style="normal" fo:font-weight="normal" officeooo:rsid="0019f88a" officeooo:paragraph-rsid="0019f88a" style:font-size-asian="20pt" style:font-size-complex="20pt"/>
    </style:style>
    <style:style style:name="P67" style:family="paragraph" style:parent-style-name="Standard">
      <style:text-properties fo:font-variant="normal" fo:text-transform="none" fo:color="#333333" loext:opacity="100%" style:text-line-through-style="solid" style:text-line-through-type="single" style:font-name="AmazonEmber" fo:font-size="20pt" fo:letter-spacing="normal" fo:font-style="normal" fo:font-weight="normal" officeooo:rsid="001beba7" officeooo:paragraph-rsid="001beba7" style:font-size-asian="20pt" style:font-size-complex="20pt"/>
    </style:style>
    <style:style style:name="P68" style:family="paragraph" style:parent-style-name="Standard">
      <style:text-properties fo:font-variant="normal" fo:text-transform="none" fo:color="#333333" loext:opacity="100%" style:text-line-through-style="solid" style:text-line-through-type="single" style:font-name="AmazonEmber" fo:font-size="20pt" fo:letter-spacing="normal" fo:font-style="normal" fo:font-weight="normal" officeooo:rsid="001c8d37" officeooo:paragraph-rsid="001c8d37" style:font-size-asian="20pt" style:font-size-complex="20pt"/>
    </style:style>
    <style:style style:name="P69" style:family="paragraph" style:parent-style-name="Standard">
      <style:text-properties fo:font-variant="normal" fo:text-transform="none" fo:color="#333333" loext:opacity="100%" style:text-line-through-style="solid" style:text-line-through-type="single" style:font-name="AmazonEmber" fo:font-size="20pt" fo:letter-spacing="normal" fo:font-style="normal" fo:font-weight="normal" officeooo:rsid="001d00ff" officeooo:paragraph-rsid="001d00ff" style:font-size-asian="20pt" style:font-size-complex="20pt"/>
    </style:style>
    <style:style style:name="P70" style:family="paragraph" style:parent-style-name="Standard">
      <style:text-properties fo:font-variant="normal" fo:text-transform="none" fo:color="#333333" loext:opacity="100%" style:text-line-through-style="solid" style:text-line-through-type="single" style:font-name="AmazonEmber" fo:font-size="20pt" fo:letter-spacing="normal" fo:font-style="normal" fo:font-weight="normal" officeooo:rsid="001ec82e" officeooo:paragraph-rsid="001ec82e" style:font-size-asian="20pt" style:font-size-complex="20pt"/>
    </style:style>
    <style:style style:name="P71" style:family="paragraph" style:parent-style-name="Standard">
      <style:text-properties fo:font-variant="normal" fo:text-transform="none" fo:color="#333333" loext:opacity="100%" style:text-line-through-style="solid" style:text-line-through-type="single" style:font-name="AmazonEmber" fo:font-size="20pt" fo:letter-spacing="normal" fo:font-style="normal" fo:font-weight="normal" officeooo:rsid="0022266e" officeooo:paragraph-rsid="00223ea6" style:font-size-asian="20pt" style:font-size-complex="20pt"/>
    </style:style>
    <style:style style:name="P72" style:family="paragraph" style:parent-style-name="Standard">
      <style:text-properties fo:font-variant="normal" fo:text-transform="none" fo:color="#333333" loext:opacity="100%" style:text-line-through-style="solid" style:text-line-through-type="single" style:font-name="AmazonEmber" fo:font-size="20pt" fo:letter-spacing="normal" fo:font-style="normal" fo:font-weight="normal" officeooo:rsid="00223ea6" officeooo:paragraph-rsid="00223ea6" style:font-size-asian="20pt" style:font-size-complex="20pt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AmazonEmber" fo:font-size="20pt" fo:letter-spacing="normal" fo:font-style="normal" fo:font-weight="normal" officeooo:rsid="00597afa" officeooo:paragraph-rsid="00597afa" style:font-size-asian="20pt" style:font-weight-asian="normal" style:font-size-complex="20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AmazonEmber" fo:font-size="20pt" fo:letter-spacing="normal" fo:font-style="normal" fo:font-weight="normal" officeooo:rsid="0049b0ef" officeooo:paragraph-rsid="0049b0ef" style:font-size-asian="20pt" style:font-weight-asian="normal" style:font-size-complex="20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AmazonEmber" fo:font-size="20pt" fo:letter-spacing="normal" fo:font-style="normal" fo:font-weight="normal" officeooo:rsid="0055a0bc" officeooo:paragraph-rsid="0055a0bc" style:font-size-asian="20pt" style:font-weight-asian="normal" style:font-size-complex="20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AmazonEmber" fo:font-size="20pt" fo:letter-spacing="normal" fo:font-style="normal" fo:font-weight="normal" officeooo:rsid="0052c62e" officeooo:paragraph-rsid="0052c62e" style:font-size-asian="20pt" style:font-weight-asian="normal" style:font-size-complex="20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AmazonEmber" fo:font-size="20pt" fo:letter-spacing="normal" fo:font-style="normal" fo:font-weight="normal" officeooo:rsid="004fa4b7" officeooo:paragraph-rsid="0052c62e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AmazonEmber" fo:font-size="20pt" fo:letter-spacing="normal" fo:font-style="normal" style:text-underline-style="none" fo:font-weight="normal" officeooo:rsid="004b0407" officeooo:paragraph-rsid="004b0407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AmazonEmber" fo:font-size="20pt" fo:letter-spacing="normal" fo:font-style="normal" style:text-underline-style="none" fo:font-weight="normal" officeooo:rsid="004c94c9" officeooo:paragraph-rsid="004c94c9" style:font-size-asian="20pt" style:font-weight-asian="normal" style:font-size-complex="20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AmazonEmber" fo:font-size="20pt" fo:letter-spacing="normal" fo:font-style="normal" style:text-underline-style="none" fo:font-weight="normal" officeooo:rsid="0052c62e" officeooo:paragraph-rsid="0052c62e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AmazonEmber" fo:font-size="20pt" fo:letter-spacing="normal" fo:font-style="normal" style:text-underline-style="none" fo:font-weight="bold" officeooo:rsid="00555e2d" officeooo:paragraph-rsid="00555e2d" style:font-size-asian="20pt" style:font-weight-asian="bold" style:font-size-complex="20pt" style:font-weight-complex="bold"/>
    </style:style>
    <style:style style:name="P82" style:family="paragraph" style:parent-style-name="Standard">
      <style:text-properties fo:font-size="20pt" officeooo:rsid="00171e9d" officeooo:paragraph-rsid="00171e9d" style:font-size-asian="20pt" style:font-size-complex="20pt"/>
    </style:style>
    <style:style style:name="P83" style:family="paragraph" style:parent-style-name="Standard">
      <style:text-properties fo:font-size="20pt" officeooo:rsid="00171e9d" officeooo:paragraph-rsid="0019b68d" style:font-size-asian="20pt" style:font-size-complex="20pt"/>
    </style:style>
    <style:style style:name="P84" style:family="paragraph" style:parent-style-name="Standard">
      <style:text-properties fo:font-size="20pt" officeooo:rsid="00171e9d" officeooo:paragraph-rsid="00695865" style:font-size-asian="20pt" style:font-size-complex="20pt"/>
    </style:style>
    <style:style style:name="P85" style:family="paragraph" style:parent-style-name="Standard">
      <style:text-properties fo:font-size="20pt" officeooo:rsid="00267b7a" officeooo:paragraph-rsid="00267b7a" style:font-size-asian="20pt" style:font-size-complex="20pt"/>
    </style:style>
    <style:style style:name="P86" style:family="paragraph" style:parent-style-name="Standard">
      <style:text-properties fo:font-size="20pt" officeooo:rsid="0027cc0f" officeooo:paragraph-rsid="0027cc0f" style:font-size-asian="20pt" style:font-size-complex="20pt"/>
    </style:style>
    <style:style style:name="P87" style:family="paragraph" style:parent-style-name="Standard">
      <style:text-properties fo:font-size="20pt" officeooo:rsid="0028e3b1" officeooo:paragraph-rsid="00291867" style:font-size-asian="20pt" style:font-size-complex="20pt"/>
    </style:style>
    <style:style style:name="P88" style:family="paragraph" style:parent-style-name="Standard">
      <style:text-properties fo:font-size="20pt" officeooo:rsid="002aee7f" officeooo:paragraph-rsid="002aee7f" style:font-size-asian="20pt" style:font-size-complex="20pt"/>
    </style:style>
    <style:style style:name="P89" style:family="paragraph" style:parent-style-name="Standard">
      <style:text-properties fo:font-size="20pt" officeooo:rsid="002aee7f" officeooo:paragraph-rsid="002ceb36" style:font-size-asian="20pt" style:font-size-complex="20pt"/>
    </style:style>
    <style:style style:name="P90" style:family="paragraph" style:parent-style-name="Standard">
      <style:text-properties fo:font-size="20pt" officeooo:rsid="00660fb1" officeooo:paragraph-rsid="006630bb" style:font-size-asian="20pt" style:font-size-complex="20pt"/>
    </style:style>
    <style:style style:name="P91" style:family="paragraph" style:parent-style-name="Standard">
      <style:text-properties fo:font-size="20pt" fo:font-weight="bold" officeooo:rsid="00171e9d" officeooo:paragraph-rsid="00171e9d" style:font-size-asian="20pt" style:font-weight-asian="bold" style:font-size-complex="20pt" style:font-weight-complex="bold"/>
    </style:style>
    <style:style style:name="P92" style:family="paragraph" style:parent-style-name="Standard">
      <style:text-properties fo:font-size="20pt" fo:font-weight="bold" officeooo:rsid="0022266e" officeooo:paragraph-rsid="00223ea6" style:font-size-asian="20pt" style:font-weight-asian="bold" style:font-size-complex="20pt" style:font-weight-complex="bold"/>
    </style:style>
    <style:style style:name="P93" style:family="paragraph" style:parent-style-name="Standard">
      <style:text-properties fo:font-size="20pt" fo:font-weight="bold" officeooo:rsid="00660fb1" officeooo:paragraph-rsid="00660fb1" style:font-size-asian="20pt" style:font-weight-asian="bold" style:font-size-complex="20pt" style:font-weight-complex="bold"/>
    </style:style>
    <style:style style:name="P94" style:family="paragraph" style:parent-style-name="Standard">
      <style:text-properties style:text-line-through-style="solid" style:text-line-through-type="single" fo:font-size="20pt" officeooo:rsid="00209adc" officeooo:paragraph-rsid="00209adc" style:font-size-asian="20pt" style:font-size-complex="20pt"/>
    </style:style>
    <style:style style:name="T1" style:family="text">
      <style:text-properties officeooo:rsid="0017cd17"/>
    </style:style>
    <style:style style:name="T2" style:family="text">
      <style:text-properties fo:font-variant="normal" fo:text-transform="none" fo:color="#333333" loext:opacity="100%" style:font-name="AmazonEmber" fo:letter-spacing="normal" fo:font-style="normal"/>
    </style:style>
    <style:style style:name="T3" style:family="text">
      <style:text-properties fo:font-variant="normal" fo:text-transform="none" fo:color="#333333" loext:opacity="100%" style:font-name="AmazonEmber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AmazonEmber" fo:letter-spacing="normal" fo:font-style="normal" fo:font-weight="normal" officeooo:rsid="0022266e"/>
    </style:style>
    <style:style style:name="T5" style:family="text">
      <style:text-properties fo:font-variant="normal" fo:text-transform="none" fo:color="#333333" loext:opacity="100%" style:font-name="AmazonEmber" fo:letter-spacing="normal" fo:font-style="normal" fo:font-weight="normal" officeooo:rsid="0026d3a6"/>
    </style:style>
    <style:style style:name="T6" style:family="text">
      <style:text-properties fo:font-variant="normal" fo:text-transform="none" fo:color="#333333" loext:opacity="100%" style:font-name="AmazonEmber" fo:letter-spacing="normal" fo:font-style="normal" fo:font-weight="normal" officeooo:rsid="00291867"/>
    </style:style>
    <style:style style:name="T7" style:family="text">
      <style:text-properties fo:font-variant="normal" fo:text-transform="none" fo:color="#333333" loext:opacity="100%" style:font-name="AmazonEmber" fo:letter-spacing="normal" fo:font-style="normal" fo:font-weight="normal" officeooo:rsid="002a1947"/>
    </style:style>
    <style:style style:name="T8" style:family="text">
      <style:text-properties fo:font-variant="normal" fo:text-transform="none" fo:color="#333333" loext:opacity="100%" style:font-name="AmazonEmber" fo:letter-spacing="normal" fo:font-style="normal" fo:font-weight="normal" officeooo:rsid="002ceb36"/>
    </style:style>
    <style:style style:name="T9" style:family="text">
      <style:text-properties fo:font-variant="normal" fo:text-transform="none" fo:color="#333333" loext:opacity="100%" style:font-name="AmazonEmber" fo:letter-spacing="normal" fo:font-style="normal" fo:font-weight="normal" officeooo:rsid="006630bb"/>
    </style:style>
    <style:style style:name="T10" style:family="text">
      <style:text-properties fo:font-variant="normal" fo:text-transform="none" fo:color="#333333" loext:opacity="100%" style:font-name="AmazonEmber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333333" loext:opacity="100%" style:font-name="AmazonEmber" fo:letter-spacing="normal" fo:font-style="normal" fo:font-weight="bold" officeooo:rsid="006630bb" style:font-weight-asian="bold" style:font-weight-complex="bold"/>
    </style:style>
    <style:style style:name="T12" style:family="text">
      <style:text-properties fo:font-variant="normal" fo:text-transform="none" fo:color="#333333" loext:opacity="100%" style:font-name="AmazonEmber" fo:letter-spacing="normal" fo:font-style="normal" officeooo:rsid="00223ea6"/>
    </style:style>
    <style:style style:name="T13" style:family="text">
      <style:text-properties fo:font-variant="normal" fo:text-transform="none" fo:color="#333333" loext:opacity="100%" style:font-name="AmazonEmber" fo:letter-spacing="normal" fo:font-style="normal" officeooo:rsid="002a1947"/>
    </style:style>
    <style:style style:name="T14" style:family="text">
      <style:text-properties officeooo:rsid="00195c8d"/>
    </style:style>
    <style:style style:name="T15" style:family="text">
      <style:text-properties officeooo:rsid="0019b68d"/>
    </style:style>
    <style:style style:name="T16" style:family="text">
      <style:text-properties officeooo:rsid="00345994"/>
    </style:style>
    <style:style style:name="T17" style:family="text">
      <style:text-properties officeooo:rsid="0042e6d1"/>
    </style:style>
    <style:style style:name="T18" style:family="text">
      <style:text-properties officeooo:rsid="00446522"/>
    </style:style>
    <style:style style:name="T19" style:family="text">
      <style:text-properties style:text-position="0% 100%" officeooo:rsid="00446522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64ca4" style:font-weight-asian="bold" style:font-weight-complex="bold"/>
    </style:style>
    <style:style style:name="T22" style:family="text">
      <style:text-properties fo:font-weight="bold" officeooo:rsid="005bc41d" style:font-weight-asian="bold" style:font-weight-complex="bold"/>
    </style:style>
    <style:style style:name="T23" style:family="text">
      <style:text-properties fo:font-weight="bold" officeooo:rsid="002397ed" style:font-weight-asian="bold" style:font-weight-complex="bold"/>
    </style:style>
    <style:style style:name="T24" style:family="text">
      <style:text-properties officeooo:rsid="00464ca4"/>
    </style:style>
    <style:style style:name="T25" style:family="text">
      <style:text-properties officeooo:rsid="0052c62e"/>
    </style:style>
    <style:style style:name="T26" style:family="text">
      <style:text-properties officeooo:rsid="00547525"/>
    </style:style>
    <style:style style:name="T27" style:family="text">
      <style:text-properties officeooo:rsid="0056b22e"/>
    </style:style>
    <style:style style:name="T28" style:family="text">
      <style:text-properties officeooo:rsid="00579d82"/>
    </style:style>
    <style:style style:name="T29" style:family="text">
      <style:text-properties fo:color="#c9211e" loext:opacity="100%"/>
    </style:style>
    <style:style style:name="T30" style:family="text">
      <style:text-properties fo:color="#c9211e" loext:opacity="100%" officeooo:rsid="00597afa"/>
    </style:style>
    <style:style style:name="T31" style:family="text">
      <style:text-properties fo:color="#c9211e" loext:opacity="100%" officeooo:rsid="005bc41d"/>
    </style:style>
    <style:style style:name="T32" style:family="text">
      <style:text-properties fo:color="#c9211e" loext:opacity="100%" officeooo:rsid="005d1d24"/>
    </style:style>
    <style:style style:name="T33" style:family="text">
      <style:text-properties fo:color="#c9211e" loext:opacity="100%" officeooo:rsid="005f984c"/>
    </style:style>
    <style:style style:name="T34" style:family="text">
      <style:text-properties officeooo:rsid="005aafce"/>
    </style:style>
    <style:style style:name="T35" style:family="text">
      <style:text-properties fo:color="#16191f" loext:opacity="100%" style:font-name="Amazon Ember"/>
    </style:style>
    <style:style style:name="T36" style:family="text">
      <style:text-properties officeooo:rsid="004847e0"/>
    </style:style>
    <style:style style:name="T37" style:family="text">
      <style:text-properties style:text-underline-style="solid" style:text-underline-width="auto" style:text-underline-color="font-color" fo:font-weight="bold" officeooo:rsid="004b0407" style:font-weight-asian="bold" style:font-weight-complex="bold"/>
    </style:style>
    <style:style style:name="T38" style:family="text">
      <style:text-properties officeooo:rsid="0064f4fd"/>
    </style:style>
    <style:style style:name="T39" style:family="text">
      <style:text-properties officeooo:rsid="00695865"/>
    </style:style>
    <style:style style:name="T40" style:family="text">
      <style:text-properties officeooo:rsid="006b32fb"/>
    </style:style>
    <style:style style:name="T41" style:family="text">
      <style:text-properties officeooo:rsid="006ce0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/>
      <text:p text:style-name="P91">Types of S3 storage classes</text:p>
      <text:p text:style-name="P84">1. <text:span text:style-name="T20">S3 standard </text:span><text:span text:style-name="T14">(costly, jo b data hota ha wo default </text:span><text:span text:style-name="T15">is a</text:span></text:p>
      <text:p text:style-name="P84"><text:span text:style-name="T15"><text:s text:c="5"/>save hota ha )</text:span></text:p>
      <text:p text:style-name="P83"/>
      <text:p text:style-name="P84">2. <text:span text:style-name="T20">S3-IA (infrequently Accessed ) </text:span><text:s/><text:span text:style-name="T14">(kabi kbar use karta hu</text:span></text:p>
      <text:p text:style-name="P84"><text:span text:style-name="T14"><text:s text:c="3"/>monthly 3 ya 4 bar , retriving charges hu gay )</text:span></text:p>
      <text:p text:style-name="P82"/>
      <text:p text:style-name="P84">3.<text:span text:style-name="T20">S3 One zone IA</text:span><text:span text:style-name="T14">(yah 3 copy rakhta ha back data ki ,kbi <text:s/></text:span></text:p>
      <text:p text:style-name="P84"><text:span text:style-name="T14"><text:s text:c="3"/>kbar access karty han ,fast )</text:span></text:p>
      <text:p text:style-name="P83"><text:s text:c="2"/></text:p>
      <text:p text:style-name="P84">4. <text:span text:style-name="T20">S3 intelligent Tiering</text:span> <text:span text:style-name="T14">(jb hum koi data access nai karty</text:span></text:p>
      <text:p text:style-name="P84"><text:span text:style-name="T14"><text:s text:c="4"/>wo S3 Standard sy S3 intelligent tiering ma chala jata ha </text:span></text:p>
      <text:p text:style-name="P84"><text:span text:style-name="T14"><text:s text:c="5"/>or jb phir hum us ko accessed karty han kuch month k </text:span></text:p>
      <text:p text:style-name="P84"><text:span text:style-name="T14"><text:s text:c="4"/>bd wo phir automatically S3 Standard ma ah jata ha )</text:span></text:p>
      <text:p text:style-name="P82"/>
      <text:p text:style-name="P84">5. <text:span text:style-name="T20">S3 Glacier <text:s/></text:span><text:span text:style-name="T1">(used for backup and also saving capacity is</text:span></text:p>
      <text:p text:style-name="P84"><text:span text:style-name="T1"><text:s text:c="5"/>high , </text:span><text:span text:style-name="T14">saal ma 1 ya 2 bar access karu ga</text:span><text:span text:style-name="T1">)</text:span></text:p>
      <text:p text:style-name="P83"><text:s/></text:p>
      <text:p text:style-name="P84">6.<text:span text:style-name="T20"> S3 Glacier Deep Archive </text:span><text:span text:style-name="T14">(cheapest, yah saal ma 1 bar b</text:span></text:p>
      <text:p text:style-name="P84"><text:span text:style-name="T14"><text:s text:c="5"/>access nai karu ga <text:s/>)</text:span></text:p>
      <text:p text:style-name="P1"/>
      <text:p text:style-name="P1"><text:span text:style-name="T3"/></text:p>
      <text:p text:style-name="P66">S3 versioning ?????????</text:p>
      <text:p text:style-name="P67">life cycle of management for S3 ??????</text:p>
      <text:p text:style-name="P68">S3 performance ?????</text:p>
      <text:p text:style-name="P69">3 different ways to share S3 buckets across account ????</text:p>
      <text:p text:style-name="P70">replication rule configuration ???</text:p>
      <text:p text:style-name="P70">S3 transfer Acceleration ??</text:p>
      <text:p text:style-name="P70">AWS Datasync ??????</text:p>
      <text:p text:style-name="P94"><text:soft-page-break/><text:span text:style-name="T3">cloud Front </text:span><text:span text:style-name="T4">(edge location, distribution,origin,web distribution RTMP) ???</text:span></text:p>
      <text:p text:style-name="P71">snowball ??? </text:p>
      <text:p text:style-name="P72">storage gateway ????</text:p>
      <text:p text:style-name="P92"><text:span text:style-name="T2"><text:s/></text:span><text:span text:style-name="T12">3 different storage gateway types </text:span></text:p>
      <text:p text:style-name="P2"><text:s text:c="5"/>1.file gateway (NFS &amp; SMB)</text:p>
      <text:p text:style-name="P2"><text:tab/>2. volume gateway(IscsI)</text:p>
      <text:p text:style-name="P2"><text:tab/><text:tab/>storage volume </text:p>
      <text:p text:style-name="P2"><text:tab/><text:tab/>cached volumes </text:p>
      <text:p text:style-name="P2"><text:tab/>3. tape gateway(VTL)</text:p>
      <text:p text:style-name="P2"/>
      <text:p text:style-name="P2">-----------------------------------------------------------------</text:p>
      <text:p text:style-name="P2"/>
      <text:p text:style-name="P3"><text:span text:style-name="T23">EC2: <text:s/></text:span><text:span text:style-name="T35">Amazon Elastic Compute Cloud (Amazon EC2) provides on-demand, scalable computing capacity in the Amazon Web Services (AWS) Cloud. </text:span></text:p>
      <text:p text:style-name="P4"><text:span text:style-name="T20">EC2 pricing model ?</text:span>?</text:p>
      <text:p text:style-name="P4">1. on demand</text:p>
      <text:p text:style-name="P4">2. reserved</text:p>
      <text:p text:style-name="P4">3. spot</text:p>
      <text:p text:style-name="P5">4. dedicated hosts</text:p>
      <text:p text:style-name="P5">EC2 instance Types</text:p>
      <text:p text:style-name="P6">inbound and outbound </text:p>
      <text:p text:style-name="P6"/>
      <text:p text:style-name="P6">EBS (elastic block storage )</text:p>
      <text:p text:style-name="P50">5 different types of EBS storage </text:p>
      <text:p text:style-name="P85"><text:span text:style-name="T3"><text:s text:c="10"/>1.general purpose (SSD) <text:s/></text:span><text:span text:style-name="T5">use cases for <text:s text:c="2"/>Most work loads </text:span></text:p>
      <text:p text:style-name="P85"><text:span text:style-name="T3"><text:tab/>2.Provisioned IOPS(SSD) <text:s text:c="2"/></text:span><text:span text:style-name="T5">use case <text:s/>for <text:s text:c="2"/>databases</text:span></text:p>
      <text:p text:style-name="P85"><text:soft-page-break/><text:span text:style-name="T3"><text:tab/>3.Throughput Optimised Hard disk Drive </text:span><text:span text:style-name="T5">use case for <text:s/>bigdata and data warehouses</text:span></text:p>
      <text:p text:style-name="P85"><text:span text:style-name="T3"><text:tab/>4.Cold hard disk drive <text:s text:c="2"/></text:span><text:span text:style-name="T5">use case for <text:s text:c="3"/>file servers </text:span></text:p>
      <text:p text:style-name="P85"><text:span text:style-name="T3"><text:tab/>5.Magnetic <text:s text:c="3"/></text:span><text:span text:style-name="T5">use case for workloads where data is infrequently accessed</text:span></text:p>
      <text:p text:style-name="P86"><text:span text:style-name="T5">s</text:span><text:span text:style-name="T3">pot instance and spot fleets <text:s/>???</text:span></text:p>
      <text:p text:style-name="P7">starting your EC2 instance with EC2 Hibernate</text:p>
      <text:p text:style-name="P7"/>
      <text:p text:style-name="P87"><text:span text:style-name="T10">Cloud Watch :</text:span><text:span text:style-name="T3"> is a monitoring service to monitor your AWS resources, as well as the applications that you run </text:span><text:span text:style-name="T6">on AWS.</text:span></text:p>
      <text:p text:style-name="P8"/>
      <text:p text:style-name="P8">Cloud watch can monitor thing like :</text:p>
      <text:p text:style-name="P8"><text:s/>Compute </text:p>
      <text:p text:style-name="P8"><text:tab/>EC2 instances</text:p>
      <text:p text:style-name="P8"><text:tab/>auto scaling Group</text:p>
      <text:p text:style-name="P8"><text:tab/>Elastic Load Balancers</text:p>
      <text:p text:style-name="P8"><text:tab/>Route 53 Health checks </text:p>
      <text:p text:style-name="P8">Storage and Content Delivery </text:p>
      <text:p text:style-name="P8"><text:tab/>EBS Volumes </text:p>
      <text:p text:style-name="P8"><text:tab/>Storage Gateways </text:p>
      <text:p text:style-name="P8"><text:tab/>Cloud Front </text:p>
      <text:p text:style-name="P9"/>
      <text:p text:style-name="P9"/>
      <text:p text:style-name="P9">--<text:span text:style-name="T20">cloud watch</text:span> monitors performance</text:p>
      <text:p text:style-name="P10">--<text:span text:style-name="T20">cloud Trail</text:span> monitors API calls in the AWS </text:p>
      <text:p text:style-name="P10"><text:s text:c="22"/>plateform.</text:p>
      <text:p text:style-name="P9"/>
      <text:p text:style-name="P93"><text:span text:style-name="T13">S</text:span><text:span text:style-name="T2">torages <text:s/>in AWS</text:span></text:p>
      <text:p text:style-name="P90"><text:span text:style-name="T3">→ Block storage <text:s/></text:span><text:span text:style-name="T10">EBS</text:span><text:span text:style-name="T3">: use as disk with <text:s text:c="2"/></text:span></text:p>
      <text:p text:style-name="P90"><text:soft-page-break/><text:span text:style-name="T3"><text:s text:c="4"/>instance(like on laptop storage <text:s text:c="20"/>→ File System storage </text:span><text:span text:style-name="T10">EFS</text:span><text:span text:style-name="T3"> : <text:s/></text:span><text:span text:style-name="T9">its a common </text:span></text:p>
      <text:p text:style-name="P90"><text:span text:style-name="T9"><text:s text:c="4"/>storage for multiple instances (Like as </text:span></text:p>
      <text:p text:style-name="P90"><text:span text:style-name="T9"><text:s text:c="5"/>google drive)</text:span></text:p>
      <text:p text:style-name="P88"><text:span text:style-name="T7">→ </text:span><text:span text:style-name="T9">object Storage</text:span><text:span text:style-name="T11"> S3 </text:span></text:p>
      <text:p text:style-name="P88"><text:span text:style-name="T3"/></text:p>
      <text:p text:style-name="P89"><text:span text:style-name="T3">Fsx(</text:span><text:span text:style-name="T8">file server </text:span><text:span text:style-name="T3">) ??</text:span></text:p>
      <text:p text:style-name="P11"/>
      <text:p text:style-name="P12"><text:span text:style-name="T20">EC2 Placement groups</text:span> </text:p>
      <text:p text:style-name="P12">three types of placement group </text:p>
      <text:p text:style-name="P12">1. clustered placement group</text:p>
      <text:p text:style-name="P12">2. Spread placement group</text:p>
      <text:p text:style-name="P12">3. partitioned</text:p>
      <text:p text:style-name="P12"/>
      <text:p text:style-name="P13">AWS WAF : Is a web application firewall that lets you monitor the HTTP and HTTPS requests that are forwarded to Amazon cloudfront ,an application load balancer or API gateway.</text:p>
      <text:p text:style-name="P14">AWS <text:s/>WAF also lets you control access to your content .</text:p>
      <text:p text:style-name="P14"/>
      <text:p text:style-name="P14">------------------------------------------------------------------------</text:p>
      <text:p text:style-name="P14"/>
      <text:p text:style-name="P15">AWS Resource Access Manager (RAM): Allows resources sharing between accounts.</text:p>
      <text:p text:style-name="P15"><text:s text:c="2"/>→ individual Accounts </text:p>
      <text:p text:style-name="P15"><text:s text:c="2"/>→ AWS organization</text:p>
      <text:p text:style-name="P15">Which AWS resources can I share using RAM?</text:p>
      <text:p text:style-name="P16">App Mesh, Aurora ,code build , EC2, EC2 Image Builder ,License manager ,Resource <text:s text:c="4"/></text:p>
      <text:p text:style-name="P16"><text:soft-page-break/><text:s/>groups,route 53</text:p>
      <text:p text:style-name="P17"/>
      <text:p text:style-name="P17">-------------------------------------------------------------------------------------------------------------</text:p>
      <text:p text:style-name="P56">Relational database: on AWS</text:p>
      <text:p text:style-name="P19">SQL Server , Oracle, MySql server , Postgre SQL ,MariaDB, Aurora </text:p>
      <text:p text:style-name="P18"/>
      <text:p text:style-name="P20">What is elastic Cache ?</text:p>
      <text:p text:style-name="P20"/>
      <text:p text:style-name="P20">Elastic Cache is a web service that makes it easy to deploy, operate and scale an in memory cache in the cloud. The service improves the performance of web applicatio<text:span text:style-name="T38">ns</text:span> by allowing you to retrieve information from fast, managed , in memory caches, instead of relying entirely on slower disk-based databases.</text:p>
      <text:p text:style-name="P20"/>
      <text:p text:style-name="P20"/>
      <text:p text:style-name="P20"/>
      <text:p text:style-name="P21">Backups with RDS</text:p>
      <text:p text:style-name="P21">2 different types of backups for RDS:</text:p>
      <text:p text:style-name="P21">→ automated Backups</text:p>
      <text:p text:style-name="P21">→ Database snapshots</text:p>
      <text:p text:style-name="P21"/>
      <text:p text:style-name="P57">what is multi-AZ:</text:p>
      <text:p text:style-name="P23">multi-AZ allows you to have an <text:span text:style-name="T20">exact copy </text:span>of your production database in another Availability Zone .</text:p>
      <text:p text:style-name="P23"><text:soft-page-break/>In Multi-AZ is available for the following databases</text:p>
      <text:p text:style-name="P23"><text:span text:style-name="T16">SQL Server , Oracle, MySql server , Postgre SQL ,MariaDB</text:span> </text:p>
      <text:p text:style-name="P23"/>
      <text:p text:style-name="P57">What is read replicas?</text:p>
      <text:p text:style-name="P23">Read replicas allow you to have a<text:span text:style-name="T20"> read -only copy</text:span> of your production database .</text:p>
      <text:p text:style-name="P23">In read replicas is available for the following databases</text:p>
      <text:p text:style-name="P23"><text:span text:style-name="T16">Oracle, MySql server , Postgre SQL ,MariaDB</text:span> , Aurora</text:p>
      <text:p text:style-name="P23"/>
      <text:p text:style-name="P24"><text:span text:style-name="T20">what is DynamoDB</text:span> ? <text:span text:style-name="T32">Its use for unstructured data and semi-structure data . </text:span><text:span text:style-name="T33">Its best for read capacity .</text:span></text:p>
      <text:p text:style-name="P24">Amazon dynmaoDB is a fast and flexible NoSQL database service for all applications that need consistent , single-digit millisecond latency at any scale . It is a fully managed database and supports both document and key-value data models .its flexible data model and reliable performance make it a great fit for mobile ,web ,gaming ad-tech ,Iot ,and many other applications. </text:p>
      <text:p text:style-name="P22"><text:s/></text:p>
      <text:p text:style-name="P58">what is DMS ?</text:p>
      <text:p text:style-name="P25">AWS Database Migration Service (DMS) is cloud service that makes it easy to migrate relational databases , data warehouses, NoSQL databases , and other types of data stores.</text:p>
      <text:p text:style-name="P25"><text:soft-page-break/>You can use AWS DMS to migrate your data into the AWS Cloud between on-permises instances (through an AWS cloud setup ), or between combinations of cloud and on-permission setups .</text:p>
      <text:p text:style-name="P25"/>
      <text:p text:style-name="P25">Types of DMS Migrations</text:p>
      <text:p text:style-name="P25"><text:tab/>supports homogenous migrations :</text:p>
      <text:p text:style-name="P25"><text:tab/>oracle to oracle </text:p>
      <text:p text:style-name="P25"><text:tab/></text:p>
      <text:p text:style-name="P25"><text:tab/>supports heterogenous migrations:</text:p>
      <text:p text:style-name="P25"><text:tab/>SQL Server <text:s/>to Aurora </text:p>
      <text:p text:style-name="P26">------------------------------------------------------------------------------------------</text:p>
      <text:p text:style-name="P26"/>
      <text:p text:style-name="P60">Route 53</text:p>
      <text:p text:style-name="P60">Common DNS types </text:p>
      <text:p text:style-name="P26">SOA records </text:p>
      <text:p text:style-name="P26">NS records</text:p>
      <text:p text:style-name="P26">A records </text:p>
      <text:p text:style-name="P26">Cnames</text:p>
      <text:p text:style-name="P26">MX records</text:p>
      <text:p text:style-name="P26">PTR records</text:p>
      <text:p text:style-name="P26"/>
      <text:p text:style-name="P59">The following routing policies are available with Route 53:</text:p>
      <text:p text:style-name="P27">simple routing</text:p>
      <text:p text:style-name="P27">Weighted routing</text:p>
      <text:p text:style-name="P27">latency-based routing</text:p>
      <text:p text:style-name="P27">failover routing</text:p>
      <text:p text:style-name="P27">geolocation routing</text:p>
      <text:p text:style-name="P27"><text:soft-page-break/>geoproximity routing (traffic flow only )</text:p>
      <text:p text:style-name="P27">Multivalue Answer routing</text:p>
      <text:p text:style-name="P27"/>
      <text:p text:style-name="P27">-------------------------------------------------------------------------------------------</text:p>
      <text:p text:style-name="P27"/>
      <text:p text:style-name="P55">what is VPC ?</text:p>
      <text:p text:style-name="P28">Think of VPC as a virtual data center in the cloud.</text:p>
      <text:p text:style-name="P29">Amazon Virtual Private Cloud (VPC) lets you provision a logically isolated section of the Amazon Web Services (AWS) Cloud where you can launch AWS resources in a virtual network that you define. You have to complete control over your virtual networking environment, including selection of your own IP address range, creation of subnets , and configuration of route tables and network gateway .</text:p>
      <text:p text:style-name="P29">You can easily customize the network configuration for your <text:s/>Amazon Virtual Private Cloud.</text:p>
      <text:p text:style-name="P29"/>
      <text:p text:style-name="P30">Default VPC :</text:p>
      <text:p text:style-name="P30">Default VPC is user friendly, allowing you to immediately deploy instances.</text:p>
      <text:p text:style-name="P30"/>
      <text:p text:style-name="P30">Custom VPC:</text:p>
      <text:p text:style-name="P30"/>
      <text:p text:style-name="P30"/>
      <text:p text:style-name="P30">VPC peering :</text:p>
      <text:p text:style-name="P30"><text:soft-page-break/>Allows you to connect one VPC with another via a direct network route using private IP Addresses</text:p>
      <text:p text:style-name="P30"/>
      <text:p text:style-name="P31">NAT Gateways:</text:p>
      <text:p text:style-name="P31"><text:span text:style-name="T20">Network ACL </text:span><text:span text:style-name="T22">(network Access control list)</text:span><text:span text:style-name="T20">:</text:span> <text:span text:style-name="T31">it is stateless . If apply inbound rule and also allowing outbound rule. It apply on <text:s/>subnetting . And also provide both options Allow and Deny .</text:span></text:p>
      <text:p text:style-name="P31"/>
      <text:p text:style-name="P32">What is VPC Flow Logs ?</text:p>
      <text:p text:style-name="P33">VPC Flow Logs is a feature that enables you to capture information about the IP traffic going to and from network interfaces in your VPC.Flow log data is stored using Amazon CloudWatch Logs . After you have created a flow log, you can view and retrieve its data in Amazon CloudWatch logs.</text:p>
      <text:p text:style-name="P33"/>
      <text:p text:style-name="P34">VPC Flow Logs Levels:</text:p>
      <text:p text:style-name="P34">flow logs can be created at 3 levels </text:p>
      <text:p text:style-name="P34"><text:tab/>VPC</text:p>
      <text:p text:style-name="P34"><text:tab/>Subnet </text:p>
      <text:p text:style-name="P34"><text:tab/>Network interface Level </text:p>
      <text:p text:style-name="P34"/>
      <text:p text:style-name="P35">→ A NAT Gateways or NAT Instance is used to provide internet traffic to EC2 instances in a <text:s text:c="3"/></text:p>
      <text:p text:style-name="P35"><text:s text:c="4"/>private subnets.</text:p>
      <text:p text:style-name="P36"/>
      <text:p text:style-name="P36">There are two types of VPC endpoints</text:p>
      <text:p text:style-name="P36"><text:soft-page-break/><text:tab/>interface endpoints</text:p>
      <text:p text:style-name="P36"><text:tab/>Gateways endpoints</text:p>
      <text:p text:style-name="P36"/>
      <text:p text:style-name="P36">currently Gateway endpoint<text:span text:style-name="T17">s Sup</text:span><text:span text:style-name="T34">p</text:span><text:span text:style-name="T17">ort:</text:span></text:p>
      <text:p text:style-name="P36"><text:tab/><text:span text:style-name="T17">Amazon S3</text:span></text:p>
      <text:p text:style-name="P36"><text:tab/><text:span text:style-name="T17">DynamoDB</text:span></text:p>
      <text:p text:style-name="P36"/>
      <text:p text:style-name="P36">------------------------------------------------------------------</text:p>
      <text:p text:style-name="P51">Elastic Load Balancer (ELB)</text:p>
      <text:p text:style-name="P51"/>
      <text:p text:style-name="P51">Types of Load balancer</text:p>
      <text:p text:style-name="P39"/>
      <text:p text:style-name="P40"><text:s/><text:span text:style-name="T20">Classic Load Balancer :</text:span> <text:span text:style-name="T24">are the legacy Elastic load balancers. You can load balance HTTP/HTTPS applications and use Layer 7-specific feature , such as X-forwarded and sticky sessions .</text:span><text:span text:style-name="T30">Supports to HTTP,HTTPS, TCP, and SSL</text:span></text:p>
      <text:p text:style-name="P43"><text:s text:c="4"/><text:span text:style-name="T20">Application Load Balancer :</text:span> <text:span text:style-name="T18">are the best suited for load balancing of </text:span><text:span text:style-name="T19">http and https <text:s text:c="3"/>traffic.</text:span><text:span text:style-name="T18"> They operate at layer 7 and are application aware.</text:span></text:p>
      <text:p text:style-name="P43"><text:span text:style-name="T30">Supports to HTTP , HTTPS and Websocket</text:span></text:p>
      <text:p text:style-name="P41"><text:s text:c="4"/><text:span text:style-name="T20">Network Load Balancer</text:span><text:span text:style-name="T21">(NLB)</text:span><text:span text:style-name="T20"> :</text:span> <text:s/><text:span text:style-name="T18">are the best suited for </text:span><text:span text:style-name="T24">load balancing of TCP traffic </text:span></text:p>
      <text:p text:style-name="P41"><text:span text:style-name="T24">where extreme performance is required. </text:span><text:span text:style-name="T28">O</text:span><text:span text:style-name="T24">perating at the connection level (layer 4 ),NLB are capable of handling millions of request per second , while maintaining ultra-low <text:s text:c="2"/>latencies . Use for extreme performance.</text:span></text:p>
      <text:p text:style-name="P73">Supports to TCP ,TLS, and UDP</text:p>
      <text:p text:style-name="P44"><text:soft-page-break/><text:span text:style-name="T20">Gateway Load Balancer:</text:span> <text:span text:style-name="T29">operates at layer 3(Network Layer)</text:span></text:p>
      <text:p text:style-name="P45">------------------------------------------------------------</text:p>
      <text:p text:style-name="P42"><text:span text:style-name="T36">what is SQS?</text:span></text:p>
      <text:p text:style-name="P46">Amazon SQS is a web service that gives you access to a message queue that can be used to store messages while waiting for a computer to process them.</text:p>
      <text:p text:style-name="P46"/>
      <text:p text:style-name="P47">Types of queues:</text:p>
      <text:p text:style-name="P47">standard queue (default)</text:p>
      <text:p text:style-name="P47">FIFO <text:s/>queue</text:p>
      <text:p text:style-name="P47"/>
      <text:p text:style-name="P47">what is SNS ?</text:p>
      <text:p text:style-name="P47">Amazon Simple Notification Service is a web service that makes it easy to setup , operate ,and send notifications from the cloud .</text:p>
      <text:p text:style-name="P47"/>
      <text:p text:style-name="P47">SNS <text:s/>vs <text:s text:c="3"/>SQS</text:p>
      <text:p text:style-name="P47">both messaging services in AWS</text:p>
      <text:p text:style-name="P47">SNS ---Push</text:p>
      <text:p text:style-name="P47">SQS --- Polls(Pulls)</text:p>
      <text:p text:style-name="P47"/>
      <text:p text:style-name="P48">Elastic Transcoder?</text:p>
      <text:p text:style-name="P52">What is API Gateway?</text:p>
      <text:p text:style-name="P74">Amazon API gateway is a fully managed service that makes it easy for developers to publish, maintain,monitor ,and secure APIs at any scale.</text:p>
      <text:p text:style-name="P75"/>
      <text:p text:style-name="P75">( api gateway ek software component hota hai jo application programming interfaces(APIs) ko <text:soft-page-break/>manage , monitor <text:s/>aur secure karne k liya istemaal hota ha <text:span text:style-name="T27">)</text:span></text:p>
      <text:p text:style-name="P48"><text:span text:style-name="T37">-------------------------------------------------------</text:span></text:p>
      <text:p text:style-name="P48"><text:span text:style-name="T37">Serverless</text:span></text:p>
      <text:p text:style-name="P61"/>
      <text:p text:style-name="P61">what is Lambda ?</text:p>
      <text:p text:style-name="P78">AWS Lambda is a compute service where you can <text:span text:style-name="T20">upload your code </text:span>and create a lambda function . AWS Lambda takes care of provisioning and managing the servers that you use to run the code . You do not have to worry about operating systems , patching , scaling, etc.</text:p>
      <text:p text:style-name="P81">lambda manage itself server,capacity need ,deployments ,Scaling ,OS security</text:p>
      <text:p text:style-name="P62"/>
      <text:p text:style-name="P63">what languages does lambda support?</text:p>
      <text:p text:style-name="P79">node.js , java , python, C# , Go , PowerShell </text:p>
      <text:p text:style-name="P79"/>
      <text:p text:style-name="P63"/>
      <text:p text:style-name="P64"/>
      <text:p text:style-name="P65">what is ECS ?</text:p>
      <text:p text:style-name="P80">Is a cloud based container management service that allows you to run and manage docker <text:s/>containers on a cluster of virtual server.</text:p>
      <text:p text:style-name="P64"/>
      <text:p text:style-name="P64">ECS stand for Elastic container service .</text:p>
      <text:p text:style-name="P64">Managed container orchestration service </text:p>
      <text:p text:style-name="P64">create clusters to manage fleets of container deployments </text:p>
      <text:p text:style-name="P64">ECS manages EC2 or Fargate instances </text:p>
      <text:p text:style-name="P64"><text:soft-page-break/>Schedules containers for optimal placement</text:p>
      <text:p text:style-name="P64">Defines rules for CPU and memory requirements </text:p>
      <text:p text:style-name="P64">monitors resource utilization </text:p>
      <text:p text:style-name="P64">deploy ,update ,rollback </text:p>
      <text:p text:style-name="P64">FREE …. for real!</text:p>
      <text:p text:style-name="P64">VPC, security group ,EBS Volumes </text:p>
      <text:p text:style-name="P64">ELB</text:p>
      <text:p text:style-name="P64">CloudTrail and CloudWatch</text:p>
      <text:p text:style-name="P53">why ECS?</text:p>
      <text:p text:style-name="P76">Its automatically handles </text:p>
      <text:p text:style-name="P76">creation,management , update</text:p>
      <text:p text:style-name="P54"/>
      <text:p text:style-name="P54">ECS Components :</text:p>
      <text:p text:style-name="P77"><text:span text:style-name="T20">cluster</text:span> : <text:span text:style-name="T25">group of tasks and services hosted all of resouces and infrastructure .</text:span></text:p>
      <text:p text:style-name="P77"><text:span text:style-name="T20">Service:</text:span> <text:span text:style-name="T25">handles Scalability and load balancing of container</text:span></text:p>
      <text:p text:style-name="P77"><text:span text:style-name="T20">Task: </text:span><text:span text:style-name="T25">represents the running con</text:span><text:span text:style-name="T26">tainers of your application.</text:span> <text:s text:c="2"/></text:p>
      <text:p text:style-name="P49"/>
      <text:p text:style-name="P49">Task Definition,container definition ,, Registry </text:p>
      <text:p text:style-name="P36"/>
      <text:p text:style-name="P37">What is containers and docker?</text:p>
      <text:p text:style-name="P37"/>
      <text:p text:style-name="P37">→ A <text:span text:style-name="T20">container</text:span> is a package that contains an application,libraries ,runtime , and tools </text:p>
      <text:p text:style-name="P37"><text:s text:c="3"/>required to run it .</text:p>
      <text:p text:style-name="P37"/>
      <text:p text:style-name="P37">→ Run on a container engine like <text:span text:style-name="T20">Docker</text:span> .</text:p>
      <text:p text:style-name="P37"/>
      <text:p text:style-name="P38"><text:soft-page-break/>Missing topics :</text:p>
      <text:p text:style-name="P38"/>
      <text:p text:style-name="P37"/>
      <text:p text:style-name="P38">Elastic IP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Helvetica, Arial, sans-serif"/>
    <style:font-face style:name="AmazonEmber" svg:font-family="AmazonEmber, 'Helvetica Neue', Helvetica, Arial, sans-serif"/>
    <style:font-face style:name="AmazonEmberBold" svg:font-family="AmazonEmberBold, 'Helvetica Neue Bold'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1:15:56.822306275</meta:creation-date>
    <dc:date>2024-05-28T19:53:20.295836315</dc:date>
    <meta:editing-duration>PT3H22M47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4" meta:paragraph-count="220" meta:word-count="1689" meta:character-count="10771" meta:non-whitespace-character-count="9034"/>
  </office:meta>
</office:document-meta>
</file>